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32.75pt"/>
    </style:style>
    <style:style style:name="co2" style:family="table-column">
      <style:table-column-properties fo:break-before="auto" style:column-width="618.3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4.46pt" fo:break-before="auto" style:use-optimal-row-height="false"/>
    </style:style>
    <style:style style:name="ro3" style:family="table-row">
      <style:table-row-properties style:row-height="80.19pt" fo:break-before="auto" style:use-optimal-row-height="true"/>
    </style:style>
    <style:style style:name="ro4" style:family="table-row">
      <style:table-row-properties style:row-height="136.46pt" fo:break-before="auto" style:use-optimal-row-height="true"/>
    </style:style>
    <style:style style:name="ro5" style:family="table-row">
      <style:table-row-properties style:row-height="234.71pt" fo:break-before="auto" style:use-optimal-row-height="false"/>
    </style:style>
    <style:style style:name="ro6" style:family="table-row">
      <style:table-row-properties style:row-height="113.41pt" fo:break-before="auto" style:use-optimal-row-height="true"/>
    </style:style>
    <style:style style:name="ro7" style:family="table-row">
      <style:table-row-properties style:row-height="102.1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pt"/>
    </style:style>
    <style:style style:name="ce2" style:family="table-cell" style:parent-style-name="Default">
      <style:table-cell-properties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Title</text:p>
          </table:table-cell>
          <table:table-cell office:value-type="string" calcext:value-type="string">
            <text:p>Abstract</text:p>
          </table:table-cell>
          <table:table-cell table:number-columns-repeated="1022"/>
        </table:table-row>
        <table:table-row table:style-name="ro2">
          <table:table-cell office:value-type="string" calcext:value-type="string">
            <text:p>Findings from the UK and Canadian Space Situational Awareness (SSA) Experimentation during the Relocation of SKYNET 5A Satellite</text:p>
          </table:table-cell>
          <table:table-cell table:style-name="ce2" office:value-type="string" calcext:value-type="string">
            <text:p>This paper describes the planning, execution, analysis and lessons identified from a collaborative Space Situational Awareness (SSA) experiment to observe the SKYNET 5A satellite during a series of orbital manoeuvres that occurred in the summer of 2015. In March 2015 Airbus Defence and Space (Airbus DS) announced its intention to relocate the SKYNET 5A satellite from the Atlantic to the Asia Pacific region to increase its global coverage; this provided an opportunity to observe this high value asset to explore the challenges and technical solutions related to deep space SSA. Within the UK the Defence Science and Technology Laboratory (Dstl, part of the UK Ministry of Defence) were established as the lead agency to plan the observation campaign utilising operational and emerging experimental SSA capabilities. The campaign was then expanded to involve Canada, the United States and Australia under the auspices of the Combined Space Operations (CSpO) Memorandum of Understanding (MOU) to further explore the coordination of observations between operational systems and potential fusion of data collected using experimental SSA assets. The focus for this paper is the collaborative work between Dstl and Defence Research and Development Canada (DRDC) that featured a period of experimentation to explore methods that enable cross cueing between ground-based and space-based SSA sensors, namely the UK Starbrook facility (located on the island of Cyprus), and NEOSSat/ Sapphire space surveillance satellites located in low-Earth orbit. A number of conclusions and lessons are identified in this paper that seek to inform the wider SSA community on the challenges, potential solutions and benefits of operating a distributed SSA architecture such as the one utilised during this experiment. </text:p>
          </table:table-cell>
          <table:table-cell table:number-columns-repeated="1022"/>
        </table:table-row>
        <table:table-row table:style-name="ro3">
          <table:table-cell office:value-type="string" calcext:value-type="string">
            <text:p>Ground jammer localization with two satellites based on the fusion of multiple parameters</text:p>
          </table:table-cell>
          <table:table-cell table:style-name="ce2" office:value-type="string" calcext:value-type="string">
            <text:p>Space Situational Awareness (SSA) requires the ability for secure communication of information and sensing of objects in space, reliable estimation on ground information from space, and command and control of sensor resources to space. Inherent in the secure, reliable, and robust coordination with space assets is the ability to monitor and detect jammer activities. This paper presents a ground jammer localization method by fusing multiple parameters (including time difference of arrival (TDOA), frequency and direction of arrival (DOA)) collected using two satellites via an extended Kalman filter (EKF) with a two-step initialization process. The first step uses DOA fusion and the second step uses DOA-TDOA fusion. The two-step initialization guarantees the convergence of the EKF and therefore the high localization accuracy. The simulation shows that the ground jammer can be localized using the space assets within 100 meters, which is accurate enough for many applications.</text:p>
          </table:table-cell>
          <table:table-cell table:number-columns-repeated="1022"/>
        </table:table-row>
        <table:table-row table:style-name="ro4">
          <table:table-cell office:value-type="string" calcext:value-type="string">
            <text:p>Novel Multi-Object Filtering Approach for Space Situational Awareness</text:p>
          </table:table-cell>
          <table:table-cell table:style-name="ce2" office:value-type="string" calcext:value-type="string">
            <text:p>Surveillance activities with ground-based assets in the context of space situational awareness are particularly challenging. The observation process is indeed hindered by short observation arcs, limited observability, missed detections, measurement noise, and contamination by clutter. This paper exploits a recent estimation framework for stochastic populations for space situational awareness surveillance scenarios. This framework shares the flexibility of the finite set statistics framework in the modeling of a dynamic population of objects and the representation of all the sources of uncertainty in a single coherent probabilistic framework and the intuitive approach of traditional track-based techniques to describe individual objects and maintain track continuity. We present a recent multi-object filtering solution derived from this framework, the filter for distinguishable and independent stochastic populations, and propose a bespoke implementation of the multitarget tracking algorithm for a space situational awareness surveillance activity. The distinguishable and independent stochastic populations filter is tested on a surveillance scenario involving two ground-based Doppler radars in a challenging environment with significant measurement noise, limited observability, missed detections, false alarms, and no a priori knowledge about the number and the initial states of the objects in the scene. The tracking algorithm shows good performance in initiating tracks from object-generated observations and in maintaining track custody throughout the scenario, even when the objects are outside of the sensors’ fields of view, despite the challenging conditions of the surveillance scenario.</text:p>
          </table:table-cell>
          <table:table-cell table:number-columns-repeated="1022"/>
        </table:table-row>
        <table:table-row table:style-name="ro5">
          <table:table-cell office:value-type="string" calcext:value-type="string">
            <text:p>Catalogue Creation for Space Situational Awareness with Optical Sensors</text:p>
          </table:table-cell>
          <table:table-cell table:style-name="ce2" office:value-type="string" calcext:value-type="string">
            <text:p>In order to safeguard the continued use of space-based technologies, effective monitoring and tracking of man-made resident space objects (RSOs) is paramount. The diverse characteristics, behaviours and trajectories of RSOs make space surveillance a challenging application of the discipline that is tracking and surveillance. When surveillance systems are faced with non-canonical scenarios, it is common for human operators to intervene while researchers adapt and extend traditional tracking techniques in search of a solution. A complementary strategy for improving the robustness of space surveillance systems is to place greater emphasis on the anticipation of uncertainty. Namely, give the system the intelligence necessary to autonomously react to unforeseen events and to intelligently and appropriately act on tenuous information rather than discard it. In this paper we build from our 2015 campaign and describe the progression of a low-cost intelligent space surveillance system capable of autonomously cataloguing and maintaining track of RSOs. It currently exploits robotic electro-optical sensors, high-fidelity state-estimation and propagation as well as constrained initial orbit determination (IOD) to intelligently and adaptively manage its sensors in order to maintain an accurate catalogue of RSOs. In a step towards fully autonomous cataloguing, the system has been tasked with maintaining surveillance of a portion of the geosynchronous (GEO) belt. Using a combination of survey and track-refinement modes, the system is capable of maintaining a track of known RSOs and initiating tracks on previously unknown objects. Uniquely, due to the use of high-fidelity representations of a target’s state uncertainty, as few as two images of previously unknown RSOs may be used to subsequently initiate autonomous search and reacquisition. To achieve this capability, particularly within the congested environment of the GEO-belt, we use a constrained admissible region (CAR) to generate a plausible estimate of the unknown RSO’s state probability density function and disambiguate measurements using a particle-based joint probability data association (JPDA) method. Additionally, the use of alternative CAR generation methods, incorporating catalogue-based priors, is explored and tested. We also present the findings of two field trials of an experimental system that incorporates these techniques. The results demonstrate that such a system is capable of autonomously searching for an RSO that was briefly observed days prior in a GEO-survey and discriminating it from the measurements of other previously catalogued RSOs.</text:p>
          </table:table-cell>
          <table:table-cell table:number-columns-repeated="1022"/>
        </table:table-row>
        <table:table-row table:style-name="ro6">
          <table:table-cell office:value-type="string" calcext:value-type="string">
            <text:p>Relative Orbit Determination of Multiple Satellites Using Double Differenced Measurements</text:p>
          </table:table-cell>
          <table:table-cell table:style-name="ce3" office:value-type="string" calcext:value-type="string">
            <text:p>The location of operational space assets around the Earth is still of primary concern in the SSA community due to the ever increasing density of man-made objects and potential for collisions. In this paper we demonstrate using the double differenced measurements of time difference of arrival (TDOA) and frequency difference of arrival (FDOA) for relative orbit determination of multiple satellites. A close proximity two-spacecraft formation with bounded orbits is presented to demonstrate the TDOA and FDOA OD capabilities. Two scenarios are examined, the first is with the chief satellite assumed to have perfectly known state knowledge, and the second assumes some small uncertainty on the chief satellite. In the first scenario a square-root unscented Kalman filter is used to estimate the state of the deputy about the chief, and in the second scenario the deputy satellite is estimated while the uncertainty of the chief satellite is considered using the square-root unscented Schmidt-Kalman filter. The OD results are compared with conventional range and range-rate measurements and we find that, with three baselines or more, the TDOA and FDOA provides the lowest uncertainty OD solutions except for the case where the chief is in a GEO orbit. When only one baseline is used, the TDOA and FDOA measurements are favorable with lower orbits and a longer observation spans.</text:p>
          </table:table-cell>
          <table:table-cell table:number-columns-repeated="1022"/>
        </table:table-row>
        <table:table-row table:style-name="ro7">
          <table:table-cell office:value-type="string" calcext:value-type="string">
            <text:p>OrbitOutlook: Autonomous Verification and Validation of Non-Traditional Data for Improved Space Situational Awareness</text:p>
          </table:table-cell>
          <table:table-cell table:style-name="ce3" office:value-type="string" calcext:value-type="string">
            <text:p>As the space object population has rapidly grown, the data volume required to produce reliable orbital estimates has far surpassed the pace of the traditional government sensor acquisition process. Fortunately, over the last few years, the commercial, academic, and amateur communities have stepped up to build cost-effective sensor networks leveraging commercial off-the-shelf (COTS) and existing hardware. Certifying and calibrating this multitude of diverse sensors using the traditional manual process is not feasible. Over the last three years, the Defense Advanced Research Projects Agency (DARPA) has been investing in concepts to develop a highly autonomous process to parametrically assess the quality of data originating from non-traditional sensors and to fuse this information with that obtained from certified sensors. Successful simulations and the development of automatic calibration algorithms have set the stage for an active demonstration effort using a global network of sensors including commercial, academic, amateur, and government sources. This paper will discuss progress to date and demonstrations scheduled for completion through spring 2017.</text:p>
          </table:table-cell>
          <table:table-cell table:number-columns-repeated="1022"/>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5T23:54:28.820381326</meta:creation-date>
    <dc:date>2020-09-26T00:32:16.475836900</dc:date>
    <meta:editing-duration>PT6M27S</meta:editing-duration>
    <meta:editing-cycles>1</meta:editing-cycles>
    <meta:document-statistic meta:table-count="1" meta:cell-count="14" meta:object-count="0"/>
    <meta:generator>LibreOffice/5.1.2.2$Linux_X86_64 LibreOffice_project/10m0$Build-2</meta:generator>
  </office:meta>
</office:document-meta>
</file>